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5.609cm"/>
    </style:style>
    <style:style style:name="co10" style:family="table-column">
      <style:table-column-properties fo:break-before="auto" style:column-width="4.057cm"/>
    </style:style>
    <style:style style:name="co11" style:family="table-column">
      <style:table-column-properties fo:break-before="auto" style:column-width="3.702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3.785cm"/>
    </style:style>
    <style:style style:name="co14" style:family="table-column">
      <style:table-column-properties fo:break-before="auto" style:column-width="6.371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5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outline="true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b2b2b2" fo:border-left="0.06pt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b2b2b2"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b2b2b2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text-outline="tru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b2b2b2"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eeeeee" fo:border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text-outline="tru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000000" fo:font-size="12pt" style:font-size-asian="12pt" style:font-size-complex="12pt"/>
    </style:style>
    <style:style style:name="ce24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style:text-outline="true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b2b2b2" fo:border-left="none" fo:border-right="0.06pt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cm"/>
      <style:text-properties style:text-outline="true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b2b2b2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2" table:default-cell-style-name="ce13"/>
        <table:table-column table:style-name="co13" table:default-cell-style-name="ce1"/>
        <table:table-column table:style-name="co14" table:default-cell-style-name="ce13"/>
        <table:table-column table:style-name="co15" table:number-columns-repeated="2" table:default-cell-style-name="ce1"/>
        <table:table-column table:style-name="co16" table:default-cell-style-name="ce1"/>
        <table:table-column table:style-name="co15" table:number-columns-repeated="1006" table:default-cell-style-name="ce1"/>
        <table:table-row table:style-name="ro1">
          <table:table-cell/>
          <table:table-cell table:style-name="ce1" table:number-columns-repeated="2"/>
          <table:table-cell table:number-columns-repeated="4"/>
          <table:table-cell table:style-name="ce1" table:number-columns-repeated="6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Erros</text:p>
          </table:table-cell>
          <table:covered-table-cell table:number-columns-repeated="5" table:style-name="ce14"/>
          <table:covered-table-cell table:number-columns-repeated="4" table:style-name="ce22"/>
          <table:covered-table-cell table:style-name="ce26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Mauricio</text:p>
          </table:table-cell>
          <table:table-cell table:style-name="ce11" office:value-type="string" calcext:value-type="string">
            <text:p>11x11(SQR)</text:p>
          </table:table-cell>
          <table:table-cell table:style-name="ce11" office:value-type="string" calcext:value-type="string">
            <text:p>11x11M</text:p>
          </table:table-cell>
          <table:table-cell table:style-name="ce11" office:value-type="string" calcext:value-type="string">
            <text:p>LCS</text:p>
          </table:table-cell>
          <table:table-cell table:style-name="ce11" office:value-type="string" calcext:value-type="string">
            <text:p>LCS + 11x11M</text:p>
          </table:table-cell>
          <table:table-cell table:style-name="ce23" office:value-type="string" calcext:value-type="string">
            <text:p>LCS+JDM+ABS</text:p>
          </table:table-cell>
          <table:table-cell table:style-name="ce23" office:value-type="string" calcext:value-type="string">
            <text:p>LCS+JDM+SQRT+ABS</text:p>
          </table:table-cell>
          <table:table-cell table:style-name="ce23" office:value-type="string" calcext:value-type="string">
            <text:p>JDM+SQRT+ ABS</text:p>
          </table:table-cell>
          <table:table-cell table:style-name="ce23" office:value-type="string" calcext:value-type="string">
            <text:p>JDM+SQRT+SQR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test1</text:p>
          </table:table-cell>
          <table:table-cell table:style-name="ce12" office:value-type="float" office:value="58.73867" calcext:value-type="float">
            <text:p>58,73867</text:p>
          </table:table-cell>
          <table:table-cell table:style-name="ce12" office:value-type="float" office:value="15.403" calcext:value-type="float">
            <text:p>15,403</text:p>
          </table:table-cell>
          <table:table-cell table:style-name="ce12" office:value-type="float" office:value="14.0569" calcext:value-type="float">
            <text:p>14,0569</text:p>
          </table:table-cell>
          <table:table-cell table:style-name="ce12" office:value-type="float" office:value="26.1353" calcext:value-type="float">
            <text:p>26,1353</text:p>
          </table:table-cell>
          <table:table-cell table:style-name="ce12" office:value-type="float" office:value="11.4454" calcext:value-type="float">
            <text:p>11,4454</text:p>
          </table:table-cell>
          <table:table-cell table:style-name="ce12" office:value-type="float" office:value="11.098" calcext:value-type="float">
            <text:p>11,098</text:p>
          </table:table-cell>
          <table:table-cell table:style-name="ce12" office:value-type="float" office:value="10.242746" calcext:value-type="float">
            <text:p>10,242746</text:p>
          </table:table-cell>
          <table:table-cell table:style-name="ce12" office:value-type="float" office:value="13.04227" calcext:value-type="float">
            <text:p>13,04227</text:p>
          </table:table-cell>
          <table:table-cell table:style-name="ce12" office:value-type="float" office:value="11.426301" calcext:value-type="float">
            <text:p>11,426301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test2</text:p>
          </table:table-cell>
          <table:table-cell table:style-name="ce12" office:value-type="float" office:value="42.656518" calcext:value-type="float">
            <text:p>42,656518</text:p>
          </table:table-cell>
          <table:table-cell table:style-name="ce12" office:value-type="float" office:value="8.60027" calcext:value-type="float">
            <text:p>8,60027</text:p>
          </table:table-cell>
          <table:table-cell table:style-name="ce12" office:value-type="float" office:value="7.194" calcext:value-type="float">
            <text:p>7,194</text:p>
          </table:table-cell>
          <table:table-cell table:style-name="ce12" office:value-type="float" office:value="10.759" calcext:value-type="float">
            <text:p>10,759</text:p>
          </table:table-cell>
          <table:table-cell table:style-name="ce12" office:value-type="float" office:value="8.38334" calcext:value-type="float">
            <text:p>8,38334</text:p>
          </table:table-cell>
          <table:table-cell table:style-name="ce12" office:value-type="float" office:value="7.9844" calcext:value-type="float">
            <text:p>7,9844</text:p>
          </table:table-cell>
          <table:table-cell table:style-name="ce12" office:value-type="float" office:value="7.349667" calcext:value-type="float">
            <text:p>7,349667</text:p>
          </table:table-cell>
          <table:table-cell table:style-name="ce12" office:value-type="float" office:value="6.630118" calcext:value-type="float">
            <text:p>6,630118</text:p>
          </table:table-cell>
          <table:table-cell table:style-name="ce12" office:value-type="float" office:value="8.328565" calcext:value-type="float">
            <text:p>8,328565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test3</text:p>
          </table:table-cell>
          <table:table-cell table:style-name="ce12" office:value-type="float" office:value="41.295567" calcext:value-type="float">
            <text:p>41,295567</text:p>
          </table:table-cell>
          <table:table-cell table:style-name="ce12" office:value-type="float" office:value="13.2745" calcext:value-type="float">
            <text:p>13,2745</text:p>
          </table:table-cell>
          <table:table-cell table:style-name="ce12" office:value-type="float" office:value="11.9484" calcext:value-type="float">
            <text:p>11,9484</text:p>
          </table:table-cell>
          <table:table-cell table:style-name="ce12" office:value-type="float" office:value="19.8502" calcext:value-type="float">
            <text:p>19,8502</text:p>
          </table:table-cell>
          <table:table-cell table:style-name="ce12" office:value-type="float" office:value="13.8122" calcext:value-type="float">
            <text:p>13,8122</text:p>
          </table:table-cell>
          <table:table-cell table:style-name="ce12" office:value-type="float" office:value="13.719" calcext:value-type="float">
            <text:p>13,719</text:p>
          </table:table-cell>
          <table:table-cell table:style-name="ce12" office:value-type="float" office:value="11.458767" calcext:value-type="float">
            <text:p>11,458767</text:p>
          </table:table-cell>
          <table:table-cell table:style-name="ce12" office:value-type="float" office:value="11.114943" calcext:value-type="float">
            <text:p>11,114943</text:p>
          </table:table-cell>
          <table:table-cell table:style-name="ce12" office:value-type="float" office:value="13.370826" calcext:value-type="float">
            <text:p>13,370826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test4</text:p>
          </table:table-cell>
          <table:table-cell table:style-name="ce12" office:value-type="float" office:value="44.925136" calcext:value-type="float">
            <text:p>44,925136</text:p>
          </table:table-cell>
          <table:table-cell table:style-name="ce12" office:value-type="float" office:value="10.1258" calcext:value-type="float">
            <text:p>10,1258</text:p>
          </table:table-cell>
          <table:table-cell table:style-name="ce12" office:value-type="float" office:value="9.18893" calcext:value-type="float">
            <text:p>9,18893</text:p>
          </table:table-cell>
          <table:table-cell table:style-name="ce12" office:value-type="float" office:value="10.7518" calcext:value-type="float">
            <text:p>10,7518</text:p>
          </table:table-cell>
          <table:table-cell table:style-name="ce12" office:value-type="float" office:value="7.97191" calcext:value-type="float">
            <text:p>7,97191</text:p>
          </table:table-cell>
          <table:table-cell table:style-name="ce12" office:value-type="float" office:value="7.56142" calcext:value-type="float">
            <text:p>7,56142</text:p>
          </table:table-cell>
          <table:table-cell table:style-name="ce12" office:value-type="float" office:value="7.465883" calcext:value-type="float">
            <text:p>7,465883</text:p>
          </table:table-cell>
          <table:table-cell table:style-name="ce12" office:value-type="float" office:value="8.464018" calcext:value-type="float">
            <text:p>8,464018</text:p>
          </table:table-cell>
          <table:table-cell table:style-name="ce12" office:value-type="float" office:value="8.034219" calcext:value-type="float">
            <text:p>8,034219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test5</text:p>
          </table:table-cell>
          <table:table-cell table:style-name="ce12" office:value-type="float" office:value="77.744026" calcext:value-type="float">
            <text:p>77,744026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75.599182" calcext:value-type="float">
            <text:p>75,599182</text:p>
          </table:table-cell>
          <table:table-cell table:style-name="ce12" office:value-type="float" office:value="86.515965" calcext:value-type="float">
            <text:p>86,515965</text:p>
          </table:table-cell>
          <table:table-cell table:style-name="ce12" office:value-type="float" office:value="87.515965" calcext:value-type="float">
            <text:p>87,515965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test6</text:p>
          </table:table-cell>
          <table:table-cell table:style-name="ce12" office:value-type="float" office:value="70.02851" calcext:value-type="float">
            <text:p>70,0285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74.060383" calcext:value-type="float">
            <text:p>74,060383</text:p>
          </table:table-cell>
          <table:table-cell table:style-name="ce12" office:value-type="float" office:value="81.143676" calcext:value-type="float">
            <text:p>81,143676</text:p>
          </table:table-cell>
          <table:table-cell table:style-name="ce12" office:value-type="float" office:value="82.143676" calcext:value-type="float">
            <text:p>82,143676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MEDIA</text:p>
          </table:table-cell>
          <table:table-cell table:style-name="ce15" table:formula="of:=AVERAGE([.C4:.C7])" office:value-type="float" office:value="46.90397275" calcext:value-type="float">
            <text:p>46,90397275</text:p>
          </table:table-cell>
          <table:table-cell table:style-name="ce15" table:formula="of:=AVERAGE([.D4:.D7])" office:value-type="float" office:value="11.8508925" calcext:value-type="float">
            <text:p>11,8508925</text:p>
          </table:table-cell>
          <table:table-cell table:style-name="ce15" table:formula="of:=AVERAGE([.E4:.E7])" office:value-type="float" office:value="10.5970575" calcext:value-type="float">
            <text:p>10,5970575</text:p>
          </table:table-cell>
          <table:table-cell table:style-name="ce15" table:formula="of:=AVERAGE([.F4:.F7])" office:value-type="float" office:value="16.874075" calcext:value-type="float">
            <text:p>16,874075</text:p>
          </table:table-cell>
          <table:table-cell table:style-name="ce15" table:formula="of:=AVERAGE([.G4:.G7])" office:value-type="float" office:value="10.4032125" calcext:value-type="float">
            <text:p>10,4032125</text:p>
          </table:table-cell>
          <table:table-cell table:style-name="ce15" table:formula="of:=AVERAGE([.H4:.H7])" office:value-type="float" office:value="10.090705" calcext:value-type="float">
            <text:p>10,090705</text:p>
          </table:table-cell>
          <table:table-cell table:style-name="ce15" table:formula="of:=AVERAGE([.I4:.I7])" office:value-type="float" office:value="9.12926575" calcext:value-type="float">
            <text:p>9,12926575</text:p>
          </table:table-cell>
          <table:table-cell table:style-name="ce15" table:formula="of:=AVERAGE([.J4:.J7])" office:value-type="float" office:value="9.81283725" calcext:value-type="float">
            <text:p>9,81283725</text:p>
          </table:table-cell>
          <table:table-cell table:style-name="ce15" table:formula="of:=AVERAGE([.K4:.K7])" office:value-type="float" office:value="10.28997775" calcext:value-type="float">
            <text:p>10,28997775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MEDIANA</text:p>
          </table:table-cell>
          <table:table-cell table:style-name="ce15" table:formula="of:=MEDIAN([.C4:.C7])" office:value-type="float" office:value="43.790827" calcext:value-type="float">
            <text:p>43,790827</text:p>
          </table:table-cell>
          <table:table-cell table:style-name="ce15" table:formula="of:=MEDIAN([.D4:.D7])" office:value-type="float" office:value="11.70015" calcext:value-type="float">
            <text:p>11,70015</text:p>
          </table:table-cell>
          <table:table-cell table:style-name="ce15" table:formula="of:=MEDIAN([.E4:.E7])" office:value-type="float" office:value="10.568665" calcext:value-type="float">
            <text:p>10,568665</text:p>
          </table:table-cell>
          <table:table-cell table:style-name="ce15" table:formula="of:=MEDIAN([.F4:.F7])" office:value-type="float" office:value="15.3046" calcext:value-type="float">
            <text:p>15,3046</text:p>
          </table:table-cell>
          <table:table-cell table:style-name="ce15" table:formula="of:=MEDIAN([.G4:.G7])" office:value-type="float" office:value="9.91437" calcext:value-type="float">
            <text:p>9,91437</text:p>
          </table:table-cell>
          <table:table-cell table:style-name="ce15" table:formula="of:=MEDIAN([.H4:.H7])" office:value-type="float" office:value="9.5412" calcext:value-type="float">
            <text:p>9,5412</text:p>
          </table:table-cell>
          <table:table-cell table:style-name="ce15" table:formula="of:=MEDIAN([.I4:.I7])" office:value-type="float" office:value="8.8543145" calcext:value-type="float">
            <text:p>8,8543145</text:p>
          </table:table-cell>
          <table:table-cell table:style-name="ce15" table:formula="of:=MEDIAN([.J4:.J7])" office:value-type="float" office:value="9.7894805" calcext:value-type="float">
            <text:p>9,7894805</text:p>
          </table:table-cell>
          <table:table-cell table:style-name="ce15" table:formula="of:=MEDIAN([.K4:.K7])" office:value-type="float" office:value="9.877433" calcext:value-type="float">
            <text:p>9,877433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MEDIA – MEDIANA</text:p>
          </table:table-cell>
          <table:table-cell table:style-name="ce15" table:formula="of:=[.C10]-[.C11]" office:value-type="float" office:value="3.11314574999999" calcext:value-type="float">
            <text:p>3,11314575</text:p>
          </table:table-cell>
          <table:table-cell table:style-name="ce15" table:formula="of:=[.D10]-[.D11]" office:value-type="float" office:value="0.150742499999998" calcext:value-type="float">
            <text:p>0,1507425</text:p>
          </table:table-cell>
          <table:table-cell table:style-name="ce15" table:formula="of:=[.E10]-[.E11]" office:value-type="float" office:value="0.0283925000000007" calcext:value-type="float">
            <text:p>0,0283925</text:p>
          </table:table-cell>
          <table:table-cell table:style-name="ce15" table:formula="of:=[.F10]-[.F11]" office:value-type="float" office:value="1.569475" calcext:value-type="float">
            <text:p>1,569475</text:p>
          </table:table-cell>
          <table:table-cell table:style-name="ce15" table:formula="of:=[.G10]-[.G11]" office:value-type="float" office:value="0.488842500000001" calcext:value-type="float">
            <text:p>0,4888425</text:p>
          </table:table-cell>
          <table:table-cell table:style-name="ce15" table:formula="of:=[.H10]-[.H11]" office:value-type="float" office:value="0.549505" calcext:value-type="float">
            <text:p>0,549505</text:p>
          </table:table-cell>
          <table:table-cell table:style-name="ce15" table:formula="of:=[.I10]-[.I11]" office:value-type="float" office:value="0.274951249999997" calcext:value-type="float">
            <text:p>0,27495125</text:p>
          </table:table-cell>
          <table:table-cell table:style-name="ce15" table:formula="of:=[.J10]-[.J11]" office:value-type="float" office:value="0.0233567499999996" calcext:value-type="float">
            <text:p>0,02335675</text:p>
          </table:table-cell>
          <table:table-cell table:style-name="ce15" table:formula="of:=[.K10]-[.K11]" office:value-type="float" office:value="0.41254475" calcext:value-type="float">
            <text:p>0,41254475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DESV. PADRÃO</text:p>
          </table:table-cell>
          <table:table-cell table:style-name="ce15" table:formula="of:=STDEV([.C4:.C7])" office:value-type="float" office:value="8.03058613037759" calcext:value-type="float">
            <text:p>8,0305861304</text:p>
          </table:table-cell>
          <table:table-cell table:style-name="ce15" table:formula="of:=STDEV([.D4:.D7])" office:value-type="float" office:value="3.06521433598995" calcext:value-type="float">
            <text:p>3,065214336</text:p>
          </table:table-cell>
          <table:table-cell table:style-name="ce15" table:formula="of:=STDEV([.E4:.E7])" office:value-type="float" office:value="3.01994812768227" calcext:value-type="float">
            <text:p>3,0199481277</text:p>
          </table:table-cell>
          <table:table-cell table:style-name="ce15" table:formula="of:=STDEV([.F4:.F7])" office:value-type="float" office:value="7.51673692385865" calcext:value-type="float">
            <text:p>7,5167369239</text:p>
          </table:table-cell>
          <table:table-cell table:style-name="ce15" table:formula="of:=STDEV([.G4:.G7])" office:value-type="float" office:value="2.75066460593769" calcext:value-type="float">
            <text:p>2,7506646059</text:p>
          </table:table-cell>
          <table:table-cell table:style-name="ce15" table:formula="of:=STDEV([.H4:.H7])" office:value-type="float" office:value="2.88750014073881" calcext:value-type="float">
            <text:p>2,8875001407</text:p>
          </table:table-cell>
          <table:table-cell table:style-name="ce15" table:formula="of:=STDEV([.I4:.I7])" office:value-type="float" office:value="2.0494087134985" calcext:value-type="float">
            <text:p>2,0494087135</text:p>
          </table:table-cell>
          <table:table-cell table:style-name="ce15" table:formula="of:=STDEV([.J4:.J7])" office:value-type="float" office:value="2.83276840237289" calcext:value-type="float">
            <text:p>2,8327684024</text:p>
          </table:table-cell>
          <table:table-cell table:style-name="ce15" table:formula="of:=STDEV([.K4:.K7])" office:value-type="float" office:value="2.56375011666392" calcext:value-type="float">
            <text:p>2,5637501167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MINIMO</text:p>
          </table:table-cell>
          <table:table-cell table:style-name="ce15" table:formula="of:=MIN([.C4:.C7])" office:value-type="float" office:value="41.295567" calcext:value-type="float">
            <text:p>41,295567</text:p>
          </table:table-cell>
          <table:table-cell table:style-name="ce15" table:formula="of:=MIN([.D4:.D7])" office:value-type="float" office:value="8.60027" calcext:value-type="float">
            <text:p>8,60027</text:p>
          </table:table-cell>
          <table:table-cell table:style-name="ce15" table:formula="of:=MIN([.E4:.E7])" office:value-type="float" office:value="7.194" calcext:value-type="float">
            <text:p>7,194</text:p>
          </table:table-cell>
          <table:table-cell table:style-name="ce15" table:formula="of:=MIN([.F4:.F7])" office:value-type="float" office:value="10.7518" calcext:value-type="float">
            <text:p>10,7518</text:p>
          </table:table-cell>
          <table:table-cell table:style-name="ce15" table:formula="of:=MIN([.G4:.G7])" office:value-type="float" office:value="7.97191" calcext:value-type="float">
            <text:p>7,97191</text:p>
          </table:table-cell>
          <table:table-cell table:style-name="ce15" table:formula="of:=MIN([.H4:.H7])" office:value-type="float" office:value="7.56142" calcext:value-type="float">
            <text:p>7,56142</text:p>
          </table:table-cell>
          <table:table-cell table:style-name="ce15" table:formula="of:=MIN([.I4:.I7])" office:value-type="float" office:value="7.349667" calcext:value-type="float">
            <text:p>7,349667</text:p>
          </table:table-cell>
          <table:table-cell table:style-name="ce15" table:formula="of:=MIN([.J4:.J7])" office:value-type="float" office:value="6.630118" calcext:value-type="float">
            <text:p>6,630118</text:p>
          </table:table-cell>
          <table:table-cell table:style-name="ce15" table:formula="of:=MIN([.K4:.K7])" office:value-type="float" office:value="8.034219" calcext:value-type="float">
            <text:p>8,034219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MÁXIMO</text:p>
          </table:table-cell>
          <table:table-cell table:style-name="ce15" table:formula="of:=MAX([.C4:.C7])" office:value-type="float" office:value="58.73867" calcext:value-type="float">
            <text:p>58,73867</text:p>
          </table:table-cell>
          <table:table-cell table:style-name="ce15" table:formula="of:=MAX([.D4:.D7])" office:value-type="float" office:value="15.403" calcext:value-type="float">
            <text:p>15,403</text:p>
          </table:table-cell>
          <table:table-cell table:style-name="ce15" table:formula="of:=MAX([.E4:.E7])" office:value-type="float" office:value="14.0569" calcext:value-type="float">
            <text:p>14,0569</text:p>
          </table:table-cell>
          <table:table-cell table:style-name="ce15" table:formula="of:=MAX([.F4:.F7])" office:value-type="float" office:value="26.1353" calcext:value-type="float">
            <text:p>26,1353</text:p>
          </table:table-cell>
          <table:table-cell table:style-name="ce15" table:formula="of:=MAX([.G4:.G7])" office:value-type="float" office:value="13.8122" calcext:value-type="float">
            <text:p>13,8122</text:p>
          </table:table-cell>
          <table:table-cell table:style-name="ce15" table:formula="of:=MAX([.H4:.H7])" office:value-type="float" office:value="13.719" calcext:value-type="float">
            <text:p>13,719</text:p>
          </table:table-cell>
          <table:table-cell table:style-name="ce15" table:formula="of:=MAX([.I4:.I7])" office:value-type="float" office:value="11.458767" calcext:value-type="float">
            <text:p>11,458767</text:p>
          </table:table-cell>
          <table:table-cell table:style-name="ce15" table:formula="of:=MAX([.J4:.J7])" office:value-type="float" office:value="13.04227" calcext:value-type="float">
            <text:p>13,04227</text:p>
          </table:table-cell>
          <table:table-cell table:style-name="ce15" table:formula="of:=MAX([.K4:.K7])" office:value-type="float" office:value="13.370826" calcext:value-type="float">
            <text:p>13,370826</text:p>
          </table:table-cell>
          <table:table-cell table:style-name="ce27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MIN – MAX</text:p>
          </table:table-cell>
          <table:table-cell table:style-name="ce15" table:formula="of:=[.C15]-[.C14]" office:value-type="float" office:value="17.443103" calcext:value-type="float">
            <text:p>17,443103</text:p>
          </table:table-cell>
          <table:table-cell table:style-name="ce15" table:formula="of:=[.D15]-[.D14]" office:value-type="float" office:value="6.80273" calcext:value-type="float">
            <text:p>6,80273</text:p>
          </table:table-cell>
          <table:table-cell table:style-name="ce15" table:formula="of:=[.E15]-[.E14]" office:value-type="float" office:value="6.8629" calcext:value-type="float">
            <text:p>6,8629</text:p>
          </table:table-cell>
          <table:table-cell table:style-name="ce15" table:formula="of:=[.F15]-[.F14]" office:value-type="float" office:value="15.3835" calcext:value-type="float">
            <text:p>15,3835</text:p>
          </table:table-cell>
          <table:table-cell table:style-name="ce15" table:formula="of:=[.G15]-[.G14]" office:value-type="float" office:value="5.84029" calcext:value-type="float">
            <text:p>5,84029</text:p>
          </table:table-cell>
          <table:table-cell table:style-name="ce15" table:formula="of:=[.H15]-[.H14]" office:value-type="float" office:value="6.15758" calcext:value-type="float">
            <text:p>6,15758</text:p>
          </table:table-cell>
          <table:table-cell table:style-name="ce15" table:formula="of:=[.I15]-[.I14]" office:value-type="float" office:value="4.1091" calcext:value-type="float">
            <text:p>4,1091</text:p>
          </table:table-cell>
          <table:table-cell table:style-name="ce15" table:formula="of:=[.J15]-[.J14]" office:value-type="float" office:value="6.412152" calcext:value-type="float">
            <text:p>6,412152</text:p>
          </table:table-cell>
          <table:table-cell table:style-name="ce15" table:formula="of:=[.K15]-[.K14]" office:value-type="float" office:value="5.336607" calcext:value-type="float">
            <text:p>5,336607</text:p>
          </table:table-cell>
          <table:table-cell table:style-name="ce28"/>
          <table:table-cell table:style-name="ce1"/>
          <table:table-cell table:number-columns-repeated="1011"/>
        </table:table-row>
        <table:table-row table:style-name="ro1">
          <table:table-cell/>
          <table:table-cell table:style-name="ce3"/>
          <table:table-cell table:style-name="ce16" table:number-columns-repeated="9"/>
          <table:table-cell table:style-name="ce28"/>
          <table:table-cell table:number-columns-repeated="1012"/>
        </table:table-row>
        <table:table-row table:style-name="ro1">
          <table:table-cell/>
          <table:table-cell table:style-name="ce6" table:number-columns-spanned="11" table:number-rows-spanned="1"/>
          <table:covered-table-cell table:style-name="ce1"/>
          <table:covered-table-cell table:number-columns-repeated="4"/>
          <table:covered-table-cell table:number-columns-repeated="4" table:style-name="ce1"/>
          <table:covered-table-cell table:style-name="ce29"/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 table:number-columns-spanned="11" table:number-rows-spanned="1">
            <text:p>Tempos</text:p>
          </table:table-cell>
          <table:covered-table-cell table:number-columns-repeated="3" table:style-name="ce17"/>
          <table:covered-table-cell table:style-name="ce21"/>
          <table:covered-table-cell table:style-name="ce17"/>
          <table:covered-table-cell table:number-columns-repeated="4" table:style-name="ce24"/>
          <table:covered-table-cell table:style-name="ce30"/>
          <table:table-cell table:style-name="ce1"/>
          <table:table-cell table:number-columns-repeated="1011"/>
        </table:table-row>
        <table:table-row table:style-name="ro1">
          <table:table-cell/>
          <table:table-cell table:style-name="ce8"/>
          <table:table-cell table:style-name="ce18" table:number-columns-repeated="3"/>
          <table:table-cell table:style-name="ce11" office:value-type="string" calcext:value-type="string">
            <text:p>LCS</text:p>
          </table:table-cell>
          <table:table-cell table:style-name="ce18"/>
          <table:table-cell table:style-name="ce11" office:value-type="string" calcext:value-type="string">
            <text:p>LCS + JDM</text:p>
          </table:table-cell>
          <table:table-cell table:style-name="ce11" table:number-columns-repeated="3"/>
          <table:table-cell table:style-name="ce31" table:number-columns-spanned="1" table:number-rows-spanned="5"/>
          <table:table-cell table:style-name="ce1"/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test1</text:p>
          </table:table-cell>
          <table:table-cell table:style-name="ce19" table:number-columns-repeated="3"/>
          <table:table-cell table:style-name="ce12" office:value-type="float" office:value="1.94118" calcext:value-type="float">
            <text:p>1,94118</text:p>
          </table:table-cell>
          <table:table-cell table:style-name="ce19"/>
          <table:table-cell table:style-name="ce12" office:value-type="float" office:value="44.2288" calcext:value-type="float">
            <text:p>44,2288</text:p>
          </table:table-cell>
          <table:table-cell table:style-name="ce12" table:number-columns-repeated="3"/>
          <table:covered-table-cell table:style-name="ce32"/>
          <table:table-cell table:style-name="ce1"/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test2</text:p>
          </table:table-cell>
          <table:table-cell table:style-name="ce19" table:number-columns-repeated="3"/>
          <table:table-cell table:style-name="ce12" office:value-type="float" office:value="0.496123" calcext:value-type="float">
            <text:p>0,496123</text:p>
          </table:table-cell>
          <table:table-cell table:style-name="ce19"/>
          <table:table-cell table:style-name="ce12" office:value-type="float" office:value="92.8813" calcext:value-type="float">
            <text:p>92,8813</text:p>
          </table:table-cell>
          <table:table-cell table:style-name="ce12" table:number-columns-repeated="3"/>
          <table:covered-table-cell table:style-name="ce32"/>
          <table:table-cell table:style-name="ce1"/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test3</text:p>
          </table:table-cell>
          <table:table-cell table:style-name="ce19" table:number-columns-repeated="3"/>
          <table:table-cell table:style-name="ce12" office:value-type="float" office:value="1.13101" calcext:value-type="float">
            <text:p>1,13101</text:p>
          </table:table-cell>
          <table:table-cell table:style-name="ce19"/>
          <table:table-cell table:style-name="ce12" office:value-type="float" office:value="39.7112" calcext:value-type="float">
            <text:p>39,7112</text:p>
          </table:table-cell>
          <table:table-cell table:style-name="ce12" table:number-columns-repeated="3"/>
          <table:covered-table-cell table:style-name="ce32"/>
          <table:table-cell table:style-name="ce1"/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test4</text:p>
          </table:table-cell>
          <table:table-cell table:style-name="ce19" table:number-columns-repeated="3"/>
          <table:table-cell table:style-name="ce12" office:value-type="float" office:value="1.90649" calcext:value-type="float">
            <text:p>1,90649</text:p>
          </table:table-cell>
          <table:table-cell table:style-name="ce19"/>
          <table:table-cell table:style-name="ce12" office:value-type="float" office:value="73.2792" calcext:value-type="float">
            <text:p>73,2792</text:p>
          </table:table-cell>
          <table:table-cell table:style-name="ce12" table:number-columns-repeated="3"/>
          <table:covered-table-cell table:style-name="ce32"/>
          <table:table-cell table:style-name="ce1"/>
          <table:table-cell table:number-columns-repeated="1011"/>
        </table:table-row>
        <table:table-row table:style-name="ro1">
          <table:table-cell/>
          <table:table-cell table:style-name="ce9" table:number-columns-spanned="11" table:number-rows-spanned="1"/>
          <table:covered-table-cell table:style-name="ce1"/>
          <table:covered-table-cell table:number-columns-repeated="4"/>
          <table:covered-table-cell table:number-columns-repeated="4" table:style-name="ce1"/>
          <table:covered-table-cell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Maior Dist</text:p>
          </table:table-cell>
          <table:table-cell table:style-name="ce20" office:value-type="string" calcext:value-type="string" table:number-columns-spanned="2" table:number-rows-spanned="1">
            <text:p>Dimensão</text:p>
          </table:table-cell>
          <table:covered-table-cell table:style-name="ce10"/>
          <table:table-cell table:style-name="ce10" office:value-type="string" calcext:value-type="string">
            <text:p>Densidade</text:p>
          </table:table-cell>
          <table:table-cell table:number-columns-repeated="2"/>
          <table:table-cell table:style-name="ce25"/>
          <table:table-cell table:style-name="ce1" table:number-columns-repeated="3"/>
          <table:table-cell table:number-columns-repeated="1013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W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W / H</text:p>
          </table:table-cell>
          <table:table-cell table:number-columns-repeated="2"/>
          <table:table-cell table:style-name="ce25"/>
          <table:table-cell table:style-name="ce1" table:number-columns-repeated="3"/>
          <table:table-cell table:number-columns-repeated="1013"/>
        </table:table-row>
        <table:table-row table:style-name="ro1">
          <table:table-cell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84" calcext:value-type="float">
            <text:p>284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table:formula="of:=[.C28]/[.D28]" office:value-type="float" office:value="1.31481481481481" calcext:value-type="float">
            <text:p>1,3148148148</text:p>
          </table:table-cell>
          <table:table-cell table:number-columns-repeated="2"/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34" calcext:value-type="float">
            <text:p>434</text:p>
          </table:table-cell>
          <table:table-cell table:style-name="ce12" office:value-type="float" office:value="380" calcext:value-type="float">
            <text:p>380</text:p>
          </table:table-cell>
          <table:table-cell table:style-name="ce12" table:formula="of:=[.C29]/[.D29]" office:value-type="float" office:value="1.14210526315789" calcext:value-type="float">
            <text:p>1,1421052632</text:p>
          </table:table-cell>
          <table:table-cell table:number-columns-repeated="2"/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84" calcext:value-type="float">
            <text:p>384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table:formula="of:=[.C30]/[.D30]" office:value-type="float" office:value="1.33333333333333" calcext:value-type="float">
            <text:p>1,3333333333</text:p>
          </table:table-cell>
          <table:table-cell table:number-columns-repeated="2"/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34" calcext:value-type="float">
            <text:p>434</text:p>
          </table:table-cell>
          <table:table-cell table:style-name="ce12" office:value-type="float" office:value="383" calcext:value-type="float">
            <text:p>383</text:p>
          </table:table-cell>
          <table:table-cell table:style-name="ce12" table:formula="of:=[.C31]/[.D31]" office:value-type="float" office:value="1.1331592689295" calcext:value-type="float">
            <text:p>1,1331592689</text:p>
          </table:table-cell>
          <table:table-cell table:number-columns-repeated="1019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 style:data-style-name="N2" text:time-value="22:27:22.943811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21:02:33.929138143</meta:creation-date>
    <dc:date>2015-05-09T23:18:38.373484081</dc:date>
    <meta:editing-duration>PT3H15M29S</meta:editing-duration>
    <meta:editing-cycles>27</meta:editing-cycles>
    <meta:generator>LibreOffice/4.2.8.2$Linux_X86_64 LibreOffice_project/420m0$Build-2</meta:generator>
    <meta:document-statistic meta:table-count="1" meta:cell-count="177" meta:object-count="0"/>
  </office:meta>
</office:document-meta>
</file>